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63e45" officeooo:paragraph-rsid="00063e45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7590f" officeooo:paragraph-rsid="0007590f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8a63f" officeooo:paragraph-rsid="0008a63f" style:font-size-asian="15.75pt" style:font-size-complex="18pt"/>
    </style:style>
    <style:style style:name="P4" style:family="paragraph" style:parent-style-name="Standard">
      <style:text-properties fo:font-size="30pt" officeooo:rsid="00063e45" officeooo:paragraph-rsid="00063e45" style:font-size-asian="26.25pt" style:font-size-complex="30pt"/>
    </style:style>
    <style:style style:name="P5" style:family="paragraph" style:parent-style-name="Standard">
      <style:paragraph-properties fo:text-align="center" style:justify-single-word="false"/>
      <style:text-properties fo:font-size="30pt" officeooo:rsid="00063e45" officeooo:paragraph-rsid="00063e45" style:font-size-asian="26.25pt" style:font-size-complex="30pt"/>
    </style:style>
    <style:style style:name="P6" style:family="paragraph" style:parent-style-name="Standard">
      <style:paragraph-properties fo:text-align="start" style:justify-single-word="false"/>
      <style:text-properties fo:font-size="30pt" officeooo:rsid="00063e45" officeooo:paragraph-rsid="00063e45" style:font-size-asian="26.25pt" style:font-size-complex="30pt"/>
    </style:style>
    <style:style style:name="P7" style:family="paragraph" style:parent-style-name="Standard">
      <style:paragraph-properties fo:text-align="start" style:justify-single-word="false"/>
      <style:text-properties fo:font-size="15pt" officeooo:rsid="0008a63f" officeooo:paragraph-rsid="0008a63f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08a63f" officeooo:paragraph-rsid="002c830a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0d6739" officeooo:paragraph-rsid="000d6739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0e12b" officeooo:paragraph-rsid="0010e12b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2c830a" officeooo:paragraph-rsid="002c830a" style:font-size-asian="13.1000003814697pt" style:font-size-complex="15pt"/>
    </style:style>
    <style:style style:name="T1" style:family="text">
      <style:text-properties officeooo:rsid="000a5fe6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2c830a" style:font-style-asian="italic" style:font-style-complex="itali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c8001" style:font-size-asian="11pt" style:font-size-complex="11pt"/>
    </style:style>
    <style:style style:name="T6" style:family="text">
      <style:text-properties fo:font-size="11pt" officeooo:rsid="001a13e3" style:font-size-asian="9.60000038146973pt" style:font-size-complex="11pt"/>
    </style:style>
    <style:style style:name="T7" style:family="text">
      <style:text-properties officeooo:rsid="001506f7"/>
    </style:style>
    <style:style style:name="T8" style:family="text">
      <style:text-properties officeooo:rsid="002e81e7"/>
    </style:style>
    <style:style style:name="T9" style:family="text">
      <style:text-properties officeooo:rsid="003067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Linguagens de Programação</text:p>
      <text:p text:style-name="P5">Professor: Marcelo Ladeira</text:p>
      <text:p text:style-name="P1">Exercício: Chatbot</text:p>
      <text:p text:style-name="P1"/>
      <text:p text:style-name="P1"/>
      <text:p text:style-name="P1"/>
      <text:p text:style-name="P1"/>
      <text:p text:style-name="P1"/>
      <text:p text:style-name="P2">Aluno: Gabriel Martins de Miranda</text:p>
      <text:p text:style-name="P2">Matricula: 13011135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 text:c="36"/>CHATBOT <text:span text:style-name="T1">ELIZA</text:span></text:p>
      <text:p text:style-name="P3"/>
      <text:p text:style-name="P7">1) Caracterize o chatbot escolhido (2,0) descrevendo domínio de aplicação, disponibilidade, facilidade de uso, linguagem em que foi construído, etc.</text:p>
      <text:p text:style-name="P7"/>
      <text:p text:style-name="P8"><text:tab/>O chatbot escolhido foi o ELIZA, o primeiro software para simulação de diálogos. Usa técnicas de Inteligência Artifical para simular um diálogo entre paciente e psicólogo utilizando as frases do paciente para formular novas perguntas. É uma simulação de um Psicoterapeuta Rogeriano, que é uma técnica de resolução de conflitos baseado em encontrar um terreno comum em vez de debate argumentativo (Aristótelis). Tenta-se na discussão encontrar áreas de experiência compartilhada e, portanto, permite palestrante e público a abrir seus mundos para o outro numa compreensão mútua. O código está disponível em <text:span text:style-name="T3">http://cs.nyu.edu/courses/fall11/CSCI-GA.2110-003/documents/eliza.pl</text:span> (versão Prolog), e já foi recriado em diversas linguagens, sendo originalmente escrito em SLIP. O programa é muito simples de ser usado, bastando executá-lo com ['eliza.pl'] e escrevendo o que desejar no prompt, sendo que não é necessário escrever nada com o ponto final (.).</text:p>
      <text:p text:style-name="P7"/>
      <text:p text:style-name="P9">2) Apresente um diálogo com o chatbot (1,0) e analise as respostas dadas por ele (1,0) procurando mostrar que o chatbot não possui memória e que <text:s/>não entendeu as informações passadas a ele (2,0).</text:p>
      <text:p text:style-name="P7"/>
      <text:p text:style-name="P7">Hello. I am ELIZA. How can I help you?</text:p>
      <text:p text:style-name="P7">&gt; I just want to talk.</text:p>
      <text:p text:style-name="P7"/>
      <text:p text:style-name="P7">You say you just want to talk</text:p>
      <text:p text:style-name="P7">&gt; Yes.</text:p>
      <text:p text:style-name="P7"/>
      <text:p text:style-name="P7">You seem quite positive.</text:p>
      <text:p text:style-name="P7">&gt; The name of my cat is Katiolino.</text:p>
      <text:p text:style-name="P7"/>
      <text:p text:style-name="P7">I am not interested in names.</text:p>
      <text:p text:style-name="P7">&gt; Why not?</text:p>
      <text:p text:style-name="P7"/>
      <text:p text:style-name="P7">I am not sure I understand you fully.</text:p>
      <text:p text:style-name="P7"/>
      <text:p text:style-name="P7">ELIZA não entendeu que perguntei porque ela não se interessa por nomes.</text:p>
      <text:p text:style-name="P7"/>
      <text:p text:style-name="P10">3) Apresente o algoritmo utilizado pelo chatbot para responder ao diálogo mantido por você com ele (2,0) e mostre qual foi o "raciocínio" dele para <text:soft-page-break/>apresentar as respostas ao seu diálogo (2,0).</text:p>
      <text:p text:style-name="P7"/>
      <text:p text:style-name="P7"><text:tab/>O formato das regras utilizadas é a seguinte:</text:p>
      <text:p text:style-name="P7">% rules([[keyword, importance of keyword],[[pattern #, [the pattern], last response used,[response 1],[response 2],...,[response n]]]]).</text:p>
      <text:p text:style-name="P7"/>
      <text:p text:style-name="P7"><text:tab/>O loop principal de ELIZA é o que segue:</text:p>
      <text:p text:style-name="P7"/>
      <text:p text:style-name="P7">eliza :-</text:p>
      <text:p text:style-name="P7">%reconsult('eliza.rls'), <text:span text:style-name="T4">#recarrega arquivo - comentado</text:span></text:p>
      <text:p text:style-name="P7"><text:s text:c="3"/>retractall(mem(_)),nl,nl, <text:span text:style-name="T4">#tratamento especial se memoria</text:span></text:p>
      <text:p text:style-name="P7"><text:s text:c="3"/>write('Hello. I am ELIZA. How can I help you?'),nl,write('&gt; '), <text:span text:style-name="T4">#escreve na tela</text:span></text:p>
      <text:p text:style-name="P7"><text:span text:style-name="T7"><text:s text:c="3"/>r</text:span>epeat, <text:span text:style-name="T4">#repete enquanto o resto não é TRUE</text:span></text:p>
      <text:p text:style-name="P7"><text:s text:c="6"/>read_atomics(Input),nl, <text:span text:style-name="T4">#lê input, tira pontuações, converte em lista de átomos</text:span></text:p>
      <text:p text:style-name="P7"><text:s text:c="6"/>process_input(Input,[],Input2), <text:span text:style-name="T4">#retorna parte do input depois de virgula ou antes de período</text:span></text:p>
      <text:p text:style-name="P7"><text:s text:c="6"/>simplify(Input2,Input3), <text:span text:style-name="T4">#simplificações não sobrepostas, Listas em resultado</text:span></text:p>
      <text:p text:style-name="P7"><text:s text:c="6"/>findkeywords(Input3,KeyWords), <text:span text:style-name="T4">#retorna lista com keywords. Se não encontrar, memory <text:tab/><text:tab/><text:tab/><text:tab/><text:tab/><text:tab/><text:tab/><text:tab/><text:tab/><text:tab/><text:tab/><text:tab/> <text:s text:c="4"/>ou none</text:span></text:p>
      <text:p text:style-name="P7"><text:s text:c="6"/>sortkeywords(KeyWords,KeyWords2), <text:span text:style-name="T4">#ordenação das keywords por importancia</text:span></text:p>
      <text:p text:style-name="P7"><text:s text:c="6"/>makecomment(KeyWords2,Input3,Comment), <text:span text:style-name="T4">#retorna resposta baseada nas <text:tab/><text:tab/><text:tab/><text:tab/><text:tab/><text:tab/><text:tab/><text:tab/>keywords. Toma cuidado com your e memory</text:span></text:p>
      <text:p text:style-name="P7"><text:s text:c="6"/>flatten(Comment,Comment2), <text:span text:style-name="T4">#transforma lista em sublistas</text:span></text:p>
      <text:p text:style-name="P7"><text:s text:c="5"/>writecomment(Comment2),nl,write('&gt; '), <text:span text:style-name="T4">#Printa na tela a lista anterior em strings</text:span></text:p>
      <text:p text:style-name="P7"><text:s text:c="5"/>quittime(Input3), <text:span text:style-name="T4">#checa pelo átomo quit. Se tiver, sai do programa</text:span></text:p>
      <text:p text:style-name="P7"><text:s text:c="6"/>!. <text:span text:style-name="T6">#impede o backtracking</text:span></text:p>
      <text:p text:style-name="P7">:- eliza,nl,nl. <text:span text:style-name="T5">#chama o programa novamente num loop</text:span></text:p>
      <text:p text:style-name="P7"/>
      <text:p text:style-name="P7">&gt; I just want to talk.</text:p>
      <text:p text:style-name="P7"/>
      <text:p text:style-name="P7">resposta:</text:p>
      <text:p text:style-name="P7">rules([[you,0],[</text:p>
      <text:p text:style-name="P7"><text:tab/><text:tab/>...</text:p>
      <text:p text:style-name="P7"><text:tab/><text:tab/>[12,[X],0,</text:p>
      <text:p text:style-name="P7"><text:tab/><text:tab/>[you,say,X],</text:p>
      <text:p text:style-name="P7"><text:tab/><text:tab/>[can,you,elaborate,on,that,?],</text:p>
      <text:p text:style-name="P7"><text:tab/><text:tab/>[do,you,say,X,for,some,special,reason,?],</text:p>
      <text:p text:style-name="P7"><text:tab/><text:tab/>[that,is,quite,interesting,.]]]]).</text:p>
      <text:p text:style-name="P7">Converte o I (eu) em You (você) e repete minha frase.</text:p>
      <text:p text:style-name="P7"/>
      <text:p text:style-name="P7">&gt; Yes.</text:p>
      <text:p text:style-name="P7"/>
      <text:p text:style-name="P7">resposta:</text:p>
      <text:p text:style-name="P7"><text:soft-page-break/>rules([[yes,0],[</text:p>
      <text:p text:style-name="P7"><text:tab/>[1,[_],0,</text:p>
      <text:p text:style-name="P7"><text:tab/><text:tab/>[you,seem,quite,positive,.],</text:p>
      <text:p text:style-name="P7"><text:tab/><text:tab/>[you,are,sure,?],</text:p>
      <text:p text:style-name="P7"><text:tab/><text:tab/>[i,see,.],</text:p>
      <text:p text:style-name="P7"><text:tab/><text:tab/>[i,understand,.]]]]).</text:p>
      <text:p text:style-name="P7">Ela entendeu o átomo yes e mandou uma resposta qualquer para quando encontra este átomo, mas sem entender realmente que <text:span text:style-name="T8">eu </text:span>só queria conversar e sem dar continuidade à conversa.</text:p>
      <text:p text:style-name="P7"/>
      <text:p text:style-name="P7"/>
      <text:p text:style-name="P7">&gt; The name of my cat is Katiolino.</text:p>
      <text:p text:style-name="P7"/>
      <text:p text:style-name="P7">resposta:</text:p>
      <text:p text:style-name="P7">rules([[name,15],[</text:p>
      <text:p text:style-name="P7"><text:tab/>[1,[_],0,</text:p>
      <text:p text:style-name="P7"><text:tab/><text:tab/>['I',am,not,interested,in,names,.],</text:p>
      <text:p text:style-name="P7"><text:tab/><text:tab/>['I',have,told,you,before,',','I',do,not,care,about,names,.],</text:p>
      <text:p text:style-name="P7"><text:tab/>just<text:tab/>[please,continue,.]]]]).</text:p>
      <text:p text:style-name="P7">Aqui ela encontrou que a palavra mais relevante de minha frase era name e me respondeu com "I am not interested in names.".</text:p>
      <text:p text:style-name="P7"/>
      <text:p text:style-name="P7">&gt; Why not?</text:p>
      <text:p text:style-name="P7"/>
      <text:p text:style-name="P7">resposta:</text:p>
      <text:p text:style-name="P7">rules([[none,0],[</text:p>
      <text:p text:style-name="P7"><text:tab/>[1,[_],0,</text:p>
      <text:p text:style-name="P7"><text:tab/><text:tab/>['I',am,not,sure,'I',understand,you,fully,.],</text:p>
      <text:p text:style-name="P7"><text:tab/><text:tab/>[please,go,on,.],</text:p>
      <text:p text:style-name="P7"><text:tab/><text:tab/>[what,does,that,suggest,to,you,?],</text:p>
      <text:p text:style-name="P7"><text:tab/><text:tab/>[do,you,feel,strongly,about,discussing,such,things,?]]]]).</text:p>
      <text:p text:style-name="P7">Aqui ela não encontrou nenhuma regra que se casasse ou com Why ou com not, logo mandou a resposta default de quando não entende<text:span text:style-name="T8">u o que o usuário digitou</text:span>.</text:p>
      <text:p text:style-name="P6"/>
      <text:p text:style-name="P11">Pude concluir que o chatbot possui apenas uma memória limitada para <text:span text:style-name="T9">a</text:span> frase anterior, mas não consegue dar continuidade à uma ideia apresentada na conversa.</text:p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09:29:35.537232193</meta:creation-date>
    <dc:date>2015-10-10T09:58:34.722133500</dc:date>
    <meta:editing-duration>PT26M19S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5" meta:paragraph-count="76" meta:word-count="630" meta:character-count="4709" meta:non-whitespace-character-count="3985"/>
  </office:meta>
</office:document-meta>
</file>